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3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52.3578">
            <text:p>152.3578</text:p>
          </table:table-cell>
          <table:table-cell office:value-type="float" office:value="0.4916">
            <text:p>0.4916</text:p>
          </table:table-cell>
          <table:table-cell table:formula="of:=IF([.B1]&lt;0.5;1 - [.B1];[.B1])" office:value-type="float" office:value="0.5084">
            <text:p>0.5084</text:p>
          </table:table-cell>
        </table:table-row>
        <table:table-row table:style-name="ro1">
          <table:table-cell office:value-type="float" office:value="214.0317">
            <text:p>214.0317</text:p>
          </table:table-cell>
          <table:table-cell office:value-type="float" office:value="0.1083">
            <text:p>0.1083</text:p>
          </table:table-cell>
          <table:table-cell table:formula="of:=IF([.B2]&lt;0.5;1 - [.B2];[.B2])" office:value-type="float" office:value="0.8917">
            <text:p>0.8917</text:p>
          </table:table-cell>
        </table:table-row>
        <table:table-row table:style-name="ro1">
          <table:table-cell office:value-type="float" office:value="28.1147">
            <text:p>28.1147</text:p>
          </table:table-cell>
          <table:table-cell office:value-type="float" office:value="0.808">
            <text:p>0.808</text:p>
          </table:table-cell>
          <table:table-cell table:formula="of:=IF([.B3]&lt;0.5;1 - [.B3];[.B3])" office:value-type="float" office:value="0.808">
            <text:p>0.808</text:p>
          </table:table-cell>
        </table:table-row>
        <table:table-row table:style-name="ro1">
          <table:table-cell office:value-type="float" office:value="17.0994">
            <text:p>17.0994</text:p>
          </table:table-cell>
          <table:table-cell office:value-type="float" office:value="0.15">
            <text:p>0.15</text:p>
          </table:table-cell>
          <table:table-cell table:formula="of:=IF([.B4]&lt;0.5;1 - [.B4];[.B4])" office:value-type="float" office:value="0.85">
            <text:p>0.85</text:p>
          </table:table-cell>
        </table:table-row>
        <table:table-row table:style-name="ro1">
          <table:table-cell office:value-type="float" office:value="34.0145">
            <text:p>34.0145</text:p>
          </table:table-cell>
          <table:table-cell office:value-type="float" office:value="0.075">
            <text:p>0.075</text:p>
          </table:table-cell>
          <table:table-cell table:formula="of:=IF([.B5]&lt;0.5;1 - [.B5];[.B5])" office:value-type="float" office:value="0.925">
            <text:p>0.925</text:p>
          </table:table-cell>
        </table:table-row>
        <table:table-row table:style-name="ro1">
          <table:table-cell office:value-type="float" office:value="1186.1761">
            <text:p>1186.1761</text:p>
          </table:table-cell>
          <table:table-cell office:value-type="float" office:value="0.116">
            <text:p>0.116</text:p>
          </table:table-cell>
          <table:table-cell table:formula="of:=IF([.B6]&lt;0.5;1 - [.B6];[.B6])" office:value-type="float" office:value="0.884">
            <text:p>0.884</text:p>
          </table:table-cell>
        </table:table-row>
        <table:table-row table:style-name="ro1">
          <table:table-cell office:value-type="float" office:value="7.9341">
            <text:p>7.9341</text:p>
          </table:table-cell>
          <table:table-cell office:value-type="float" office:value="0.85">
            <text:p>0.85</text:p>
          </table:table-cell>
          <table:table-cell table:formula="of:=IF([.B7]&lt;0.5;1 - [.B7];[.B7])" office:value-type="float" office:value="0.85">
            <text:p>0.85</text:p>
          </table:table-cell>
        </table:table-row>
        <table:table-row table:style-name="ro1">
          <table:table-cell office:value-type="float" office:value="105.7534">
            <text:p>105.7534</text:p>
          </table:table-cell>
          <table:table-cell office:value-type="float" office:value="0.8">
            <text:p>0.8</text:p>
          </table:table-cell>
          <table:table-cell table:formula="of:=IF([.B8]&lt;0.5;1 - [.B8];[.B8])" office:value-type="float" office:value="0.8">
            <text:p>0.8</text:p>
          </table:table-cell>
        </table:table-row>
        <table:table-row table:style-name="ro1">
          <table:table-cell office:value-type="float" office:value="3.8694">
            <text:p>3.8694</text:p>
          </table:table-cell>
          <table:table-cell office:value-type="float" office:value="0.69">
            <text:p>0.69</text:p>
          </table:table-cell>
          <table:table-cell table:formula="of:=IF([.B9]&lt;0.5;1 - [.B9];[.B9])" office:value-type="float" office:value="0.69">
            <text:p>0.69</text:p>
          </table:table-cell>
        </table:table-row>
        <table:table-row table:style-name="ro1">
          <table:table-cell office:value-type="float" office:value="58.1491">
            <text:p>58.1491</text:p>
          </table:table-cell>
          <table:table-cell office:value-type="float" office:value="0.791667">
            <text:p>0.791667</text:p>
          </table:table-cell>
          <table:table-cell table:formula="of:=IF([.B10]&lt;0.5;1 - [.B10];[.B10])" office:value-type="float" office:value="0.791667">
            <text:p>0.791667</text:p>
          </table:table-cell>
        </table:table-row>
        <table:table-row table:style-name="ro1">
          <table:table-cell office:value-type="float" office:value="361.1565">
            <text:p>361.1565</text:p>
          </table:table-cell>
          <table:table-cell office:value-type="float" office:value="0.133333">
            <text:p>0.133333</text:p>
          </table:table-cell>
          <table:table-cell table:formula="of:=IF([.B11]&lt;0.5;1 - [.B11];[.B11])" office:value-type="float" office:value="0.866667">
            <text:p>0.866667</text:p>
          </table:table-cell>
        </table:table-row>
        <table:table-row table:style-name="ro1">
          <table:table-cell office:value-type="float" office:value="57.3915">
            <text:p>57.3915</text:p>
          </table:table-cell>
          <table:table-cell office:value-type="float" office:value="0.808333">
            <text:p>0.808333</text:p>
          </table:table-cell>
          <table:table-cell table:formula="of:=IF([.B12]&lt;0.5;1 - [.B12];[.B12])" office:value-type="float" office:value="0.808333">
            <text:p>0.808333</text:p>
          </table:table-cell>
        </table:table-row>
        <table:table-row table:style-name="ro1">
          <table:table-cell office:value-type="float" office:value="5.4803">
            <text:p>5.4803</text:p>
          </table:table-cell>
          <table:table-cell office:value-type="float" office:value="0.65">
            <text:p>0.65</text:p>
          </table:table-cell>
          <table:table-cell table:formula="of:=IF([.B13]&lt;0.5;1 - [.B13];[.B13])" office:value-type="float" office:value="0.65">
            <text:p>0.65</text:p>
          </table:table-cell>
        </table:table-row>
        <table:table-row table:style-name="ro1">
          <table:table-cell office:value-type="float" office:value="709.5291">
            <text:p>709.5291</text:p>
          </table:table-cell>
          <table:table-cell office:value-type="float" office:value="0.491667">
            <text:p>0.491667</text:p>
          </table:table-cell>
          <table:table-cell table:formula="of:=IF([.B14]&lt;0.5;1 - [.B14];[.B14])" office:value-type="float" office:value="0.508333">
            <text:p>0.508333</text:p>
          </table:table-cell>
        </table:table-row>
        <table:table-row table:style-name="ro1">
          <table:table-cell office:value-type="float" office:value="0.010909">
            <text:p>0.010909</text:p>
          </table:table-cell>
          <table:table-cell office:value-type="float" office:value="0.175">
            <text:p>0.175</text:p>
          </table:table-cell>
          <table:table-cell table:formula="of:=IF([.B15]&lt;0.5;1 - [.B15];[.B15])" office:value-type="float" office:value="0.825">
            <text:p>0.825</text:p>
          </table:table-cell>
        </table:table-row>
        <table:table-row table:style-name="ro1">
          <table:table-cell office:value-type="float" office:value="100.6432">
            <text:p>100.6432</text:p>
          </table:table-cell>
          <table:table-cell office:value-type="float" office:value="0.7">
            <text:p>0.7</text:p>
          </table:table-cell>
          <table:table-cell table:formula="of:=IF([.B16]&lt;0.5;1 - [.B16];[.B16])" office:value-type="float" office:value="0.7">
            <text:p>0.7</text:p>
          </table:table-cell>
        </table:table-row>
        <table:table-row table:style-name="ro1">
          <table:table-cell office:value-type="float" office:value="94.4369">
            <text:p>94.4369</text:p>
          </table:table-cell>
          <table:table-cell office:value-type="float" office:value="0.825">
            <text:p>0.825</text:p>
          </table:table-cell>
          <table:table-cell table:formula="of:=IF([.B17]&lt;0.5;1 - [.B17];[.B17])" office:value-type="float" office:value="0.825">
            <text:p>0.825</text:p>
          </table:table-cell>
        </table:table-row>
        <table:table-row table:style-name="ro1">
          <table:table-cell office:value-type="float" office:value="256.0358">
            <text:p>256.0358</text:p>
          </table:table-cell>
          <table:table-cell office:value-type="float" office:value="0.791667">
            <text:p>0.791667</text:p>
          </table:table-cell>
          <table:table-cell table:formula="of:=IF([.B18]&lt;0.5;1 - [.B18];[.B18])" office:value-type="float" office:value="0.791667">
            <text:p>0.791667</text:p>
          </table:table-cell>
        </table:table-row>
        <table:table-row table:style-name="ro1">
          <table:table-cell office:value-type="float" office:value="413.1793">
            <text:p>413.1793</text:p>
          </table:table-cell>
          <table:table-cell office:value-type="float" office:value="0.716667">
            <text:p>0.716667</text:p>
          </table:table-cell>
          <table:table-cell table:formula="of:=IF([.B19]&lt;0.5;1 - [.B19];[.B19])" office:value-type="float" office:value="0.716667">
            <text:p>0.716667</text:p>
          </table:table-cell>
        </table:table-row>
        <table:table-row table:style-name="ro1">
          <table:table-cell office:value-type="float" office:value="54.8858">
            <text:p>54.8858</text:p>
          </table:table-cell>
          <table:table-cell office:value-type="float" office:value="0.808333">
            <text:p>0.808333</text:p>
          </table:table-cell>
          <table:table-cell table:formula="of:=IF([.B20]&lt;0.5;1 - [.B20];[.B20])" office:value-type="float" office:value="0.808333">
            <text:p>0.808333</text:p>
          </table:table-cell>
        </table:table-row>
        <table:table-row table:style-name="ro1">
          <table:table-cell office:value-type="float" office:value="587.9826">
            <text:p>587.9826</text:p>
          </table:table-cell>
          <table:table-cell office:value-type="float" office:value="0.608333">
            <text:p>0.608333</text:p>
          </table:table-cell>
          <table:table-cell table:formula="of:=IF([.B21]&lt;0.5;1 - [.B21];[.B21])" office:value-type="float" office:value="0.608333">
            <text:p>0.608333</text:p>
          </table:table-cell>
        </table:table-row>
        <table:table-row table:style-name="ro1">
          <table:table-cell office:value-type="float" office:value="201.1266">
            <text:p>201.1266</text:p>
          </table:table-cell>
          <table:table-cell office:value-type="float" office:value="0.108333">
            <text:p>0.108333</text:p>
          </table:table-cell>
          <table:table-cell table:formula="of:=IF([.B22]&lt;0.5;1 - [.B22];[.B22])" office:value-type="float" office:value="0.891667">
            <text:p>0.891667</text:p>
          </table:table-cell>
        </table:table-row>
        <table:table-row table:style-name="ro1">
          <table:table-cell office:value-type="float" office:value="79.0564">
            <text:p>79.0564</text:p>
          </table:table-cell>
          <table:table-cell office:value-type="float" office:value="0.091667">
            <text:p>0.091667</text:p>
          </table:table-cell>
          <table:table-cell table:formula="of:=IF([.B23]&lt;0.5;1 - [.B23];[.B23])" office:value-type="float" office:value="0.908333">
            <text:p>0.908333</text:p>
          </table:table-cell>
        </table:table-row>
        <table:table-row table:style-name="ro1">
          <table:table-cell office:value-type="float" office:value="7.2241">
            <text:p>7.2241</text:p>
          </table:table-cell>
          <table:table-cell office:value-type="float" office:value="0.758333">
            <text:p>0.758333</text:p>
          </table:table-cell>
          <table:table-cell table:formula="of:=IF([.B24]&lt;0.5;1 - [.B24];[.B24])" office:value-type="float" office:value="0.758333">
            <text:p>0.758333</text:p>
          </table:table-cell>
        </table:table-row>
        <table:table-row table:style-name="ro1">
          <table:table-cell office:value-type="float" office:value="604.254">
            <text:p>604.254</text:p>
          </table:table-cell>
          <table:table-cell office:value-type="float" office:value="0.091667">
            <text:p>0.091667</text:p>
          </table:table-cell>
          <table:table-cell table:formula="of:=IF([.B25]&lt;0.5;1 - [.B25];[.B25])" office:value-type="float" office:value="0.908333">
            <text:p>0.908333</text:p>
          </table:table-cell>
        </table:table-row>
        <table:table-row table:style-name="ro1">
          <table:table-cell office:value-type="float" office:value="361.4808">
            <text:p>361.4808</text:p>
          </table:table-cell>
          <table:table-cell office:value-type="float" office:value="0.233333">
            <text:p>0.233333</text:p>
          </table:table-cell>
          <table:table-cell table:formula="of:=IF([.B26]&lt;0.5;1 - [.B26];[.B26])" office:value-type="float" office:value="0.766667">
            <text:p>0.766667</text:p>
          </table:table-cell>
        </table:table-row>
        <table:table-row table:style-name="ro1">
          <table:table-cell office:value-type="float" office:value="291.8733">
            <text:p>291.8733</text:p>
          </table:table-cell>
          <table:table-cell office:value-type="float" office:value="0.491667">
            <text:p>0.491667</text:p>
          </table:table-cell>
          <table:table-cell table:formula="of:=IF([.B27]&lt;0.5;1 - [.B27];[.B27])" office:value-type="float" office:value="0.508333">
            <text:p>0.508333</text:p>
          </table:table-cell>
        </table:table-row>
        <table:table-row table:style-name="ro1">
          <table:table-cell office:value-type="float" office:value="147.9581">
            <text:p>147.9581</text:p>
          </table:table-cell>
          <table:table-cell office:value-type="float" office:value="0.858333">
            <text:p>0.858333</text:p>
          </table:table-cell>
          <table:table-cell table:formula="of:=IF([.B28]&lt;0.5;1 - [.B28];[.B28])" office:value-type="float" office:value="0.858333">
            <text:p>0.858333</text:p>
          </table:table-cell>
        </table:table-row>
        <table:table-row table:style-name="ro1">
          <table:table-cell office:value-type="float" office:value="452.118">
            <text:p>452.118</text:p>
          </table:table-cell>
          <table:table-cell office:value-type="float" office:value="0.65">
            <text:p>0.65</text:p>
          </table:table-cell>
          <table:table-cell table:formula="of:=IF([.B29]&lt;0.5;1 - [.B29];[.B29])" office:value-type="float" office:value="0.65">
            <text:p>0.65</text:p>
          </table:table-cell>
        </table:table-row>
        <table:table-row table:style-name="ro1">
          <table:table-cell office:value-type="float" office:value="2.4197">
            <text:p>2.4197</text:p>
          </table:table-cell>
          <table:table-cell office:value-type="float" office:value="0.8">
            <text:p>0.8</text:p>
          </table:table-cell>
          <table:table-cell table:formula="of:=IF([.B30]&lt;0.5;1 - [.B30];[.B30])" office:value-type="float" office:value="0.8">
            <text:p>0.8</text:p>
          </table:table-cell>
        </table:table-row>
        <table:table-row table:style-name="ro1">
          <table:table-cell office:value-type="float" office:value="105.0855">
            <text:p>105.0855</text:p>
          </table:table-cell>
          <table:table-cell office:value-type="float" office:value="0.175">
            <text:p>0.175</text:p>
          </table:table-cell>
          <table:table-cell table:formula="of:=IF([.B31]&lt;0.5;1 - [.B31];[.B31])" office:value-type="float" office:value="0.825">
            <text:p>0.825</text:p>
          </table:table-cell>
        </table:table-row>
        <table:table-row table:style-name="ro1">
          <table:table-cell office:value-type="float" office:value="227.9706">
            <text:p>227.9706</text:p>
          </table:table-cell>
          <table:table-cell office:value-type="float" office:value="0.166667">
            <text:p>0.166667</text:p>
          </table:table-cell>
          <table:table-cell table:formula="of:=IF([.B32]&lt;0.5;1 - [.B32];[.B32])" office:value-type="float" office:value="0.833333">
            <text:p>0.833333</text:p>
          </table:table-cell>
        </table:table-row>
        <table:table-row table:style-name="ro1">
          <table:table-cell office:value-type="float" office:value="118.9534">
            <text:p>118.9534</text:p>
          </table:table-cell>
          <table:table-cell office:value-type="float" office:value="0.791667">
            <text:p>0.791667</text:p>
          </table:table-cell>
          <table:table-cell table:formula="of:=IF([.B33]&lt;0.5;1 - [.B33];[.B33])" office:value-type="float" office:value="0.791667">
            <text:p>0.791667</text:p>
          </table:table-cell>
        </table:table-row>
        <table:table-row table:style-name="ro1">
          <table:table-cell office:value-type="float" office:value="458.8608">
            <text:p>458.8608</text:p>
          </table:table-cell>
          <table:table-cell office:value-type="float" office:value="0.75">
            <text:p>0.75</text:p>
          </table:table-cell>
          <table:table-cell table:formula="of:=IF([.B34]&lt;0.5;1 - [.B34];[.B34])" office:value-type="float" office:value="0.75">
            <text:p>0.75</text:p>
          </table:table-cell>
        </table:table-row>
        <table:table-row table:style-name="ro1">
          <table:table-cell office:value-type="float" office:value="151.2993">
            <text:p>151.2993</text:p>
          </table:table-cell>
          <table:table-cell office:value-type="float" office:value="0.208333">
            <text:p>0.208333</text:p>
          </table:table-cell>
          <table:table-cell table:formula="of:=IF([.B35]&lt;0.5;1 - [.B35];[.B35])" office:value-type="float" office:value="0.791667">
            <text:p>0.791667</text:p>
          </table:table-cell>
        </table:table-row>
        <table:table-row table:style-name="ro1">
          <table:table-cell office:value-type="float" office:value="144.4121">
            <text:p>144.4121</text:p>
          </table:table-cell>
          <table:table-cell office:value-type="float" office:value="0.125">
            <text:p>0.125</text:p>
          </table:table-cell>
          <table:table-cell table:formula="of:=IF([.B36]&lt;0.5;1 - [.B36];[.B36])" office:value-type="float" office:value="0.875">
            <text:p>0.875</text:p>
          </table:table-cell>
        </table:table-row>
        <table:table-row table:style-name="ro1">
          <table:table-cell office:value-type="float" office:value="106.071">
            <text:p>106.071</text:p>
          </table:table-cell>
          <table:table-cell office:value-type="float" office:value="0.85">
            <text:p>0.85</text:p>
          </table:table-cell>
          <table:table-cell table:formula="of:=IF([.B37]&lt;0.5;1 - [.B37];[.B37])" office:value-type="float" office:value="0.85">
            <text:p>0.85</text:p>
          </table:table-cell>
        </table:table-row>
        <table:table-row table:style-name="ro1">
          <table:table-cell office:value-type="float" office:value="34.6339">
            <text:p>34.6339</text:p>
          </table:table-cell>
          <table:table-cell office:value-type="float" office:value="0.708333">
            <text:p>0.708333</text:p>
          </table:table-cell>
          <table:table-cell table:formula="of:=IF([.B38]&lt;0.5;1 - [.B38];[.B38])" office:value-type="float" office:value="0.708333">
            <text:p>0.708333</text:p>
          </table:table-cell>
        </table:table-row>
        <table:table-row table:style-name="ro1">
          <table:table-cell office:value-type="float" office:value="19.0232">
            <text:p>19.0232</text:p>
          </table:table-cell>
          <table:table-cell office:value-type="float" office:value="0.8">
            <text:p>0.8</text:p>
          </table:table-cell>
          <table:table-cell table:formula="of:=IF([.B39]&lt;0.5;1 - [.B39];[.B39])" office:value-type="float" office:value="0.8">
            <text:p>0.8</text:p>
          </table:table-cell>
        </table:table-row>
        <table:table-row table:style-name="ro1">
          <table:table-cell office:value-type="float" office:value="535.4039">
            <text:p>535.4039</text:p>
          </table:table-cell>
          <table:table-cell office:value-type="float" office:value="0.541667">
            <text:p>0.541667</text:p>
          </table:table-cell>
          <table:table-cell table:formula="of:=IF([.B40]&lt;0.5;1 - [.B40];[.B40])" office:value-type="float" office:value="0.541667">
            <text:p>0.541667</text:p>
          </table:table-cell>
        </table:table-row>
        <table:table-row table:style-name="ro1">
          <table:table-cell office:value-type="float" office:value="87.0373">
            <text:p>87.0373</text:p>
          </table:table-cell>
          <table:table-cell office:value-type="float" office:value="0.133333">
            <text:p>0.133333</text:p>
          </table:table-cell>
          <table:table-cell table:formula="of:=IF([.B41]&lt;0.5;1 - [.B41];[.B41])" office:value-type="float" office:value="0.866667">
            <text:p>0.866667</text:p>
          </table:table-cell>
        </table:table-row>
        <table:table-row table:style-name="ro1">
          <table:table-cell office:value-type="float" office:value="5.4062">
            <text:p>5.4062</text:p>
          </table:table-cell>
          <table:table-cell office:value-type="float" office:value="0.783333">
            <text:p>0.783333</text:p>
          </table:table-cell>
          <table:table-cell table:formula="of:=IF([.B42]&lt;0.5;1 - [.B42];[.B42])" office:value-type="float" office:value="0.783333">
            <text:p>0.783333</text:p>
          </table:table-cell>
        </table:table-row>
        <table:table-row table:style-name="ro1">
          <table:table-cell office:value-type="float" office:value="632.6195">
            <text:p>632.6195</text:p>
          </table:table-cell>
          <table:table-cell office:value-type="float" office:value="0.758333">
            <text:p>0.758333</text:p>
          </table:table-cell>
          <table:table-cell table:formula="of:=IF([.B43]&lt;0.5;1 - [.B43];[.B43])" office:value-type="float" office:value="0.758333">
            <text:p>0.758333</text:p>
          </table:table-cell>
        </table:table-row>
        <table:table-row table:style-name="ro1">
          <table:table-cell office:value-type="float" office:value="399.0707">
            <text:p>399.0707</text:p>
          </table:table-cell>
          <table:table-cell office:value-type="float" office:value="0.583333">
            <text:p>0.583333</text:p>
          </table:table-cell>
          <table:table-cell table:formula="of:=IF([.B44]&lt;0.5;1 - [.B44];[.B44])" office:value-type="float" office:value="0.583333">
            <text:p>0.583333</text:p>
          </table:table-cell>
        </table:table-row>
        <table:table-row table:style-name="ro1">
          <table:table-cell office:value-type="float" office:value="197.273">
            <text:p>197.273</text:p>
          </table:table-cell>
          <table:table-cell office:value-type="float" office:value="0.8">
            <text:p>0.8</text:p>
          </table:table-cell>
          <table:table-cell table:formula="of:=IF([.B45]&lt;0.5;1 - [.B45];[.B45])" office:value-type="float" office:value="0.8">
            <text:p>0.8</text:p>
          </table:table-cell>
        </table:table-row>
        <table:table-row table:style-name="ro1">
          <table:table-cell office:value-type="float" office:value="83.0457">
            <text:p>83.0457</text:p>
          </table:table-cell>
          <table:table-cell office:value-type="float" office:value="0.35">
            <text:p>0.35</text:p>
          </table:table-cell>
          <table:table-cell table:formula="of:=IF([.B46]&lt;0.5;1 - [.B46];[.B46])" office:value-type="float" office:value="0.65">
            <text:p>0.65</text:p>
          </table:table-cell>
        </table:table-row>
        <table:table-row table:style-name="ro1">
          <table:table-cell office:value-type="float" office:value="439.3085">
            <text:p>439.3085</text:p>
          </table:table-cell>
          <table:table-cell office:value-type="float" office:value="0.525">
            <text:p>0.525</text:p>
          </table:table-cell>
          <table:table-cell table:formula="of:=IF([.B47]&lt;0.5;1 - [.B47];[.B47])" office:value-type="float" office:value="0.525">
            <text:p>0.525</text:p>
          </table:table-cell>
        </table:table-row>
        <table:table-row table:style-name="ro1">
          <table:table-cell office:value-type="float" office:value="614.3315">
            <text:p>614.3315</text:p>
          </table:table-cell>
          <table:table-cell office:value-type="float" office:value="0.741667">
            <text:p>0.741667</text:p>
          </table:table-cell>
          <table:table-cell table:formula="of:=IF([.B48]&lt;0.5;1 - [.B48];[.B48])" office:value-type="float" office:value="0.741667">
            <text:p>0.741667</text:p>
          </table:table-cell>
        </table:table-row>
        <table:table-row table:style-name="ro1">
          <table:table-cell office:value-type="float" office:value="373.7246">
            <text:p>373.7246</text:p>
          </table:table-cell>
          <table:table-cell office:value-type="float" office:value="0.858333">
            <text:p>0.858333</text:p>
          </table:table-cell>
          <table:table-cell table:formula="of:=IF([.B49]&lt;0.5;1 - [.B49];[.B49])" office:value-type="float" office:value="0.858333">
            <text:p>0.858333</text:p>
          </table:table-cell>
        </table:table-row>
        <table:table-row table:style-name="ro1">
          <table:table-cell office:value-type="float" office:value="514.7514">
            <text:p>514.7514</text:p>
          </table:table-cell>
          <table:table-cell office:value-type="float" office:value="0.85">
            <text:p>0.85</text:p>
          </table:table-cell>
          <table:table-cell table:formula="of:=IF([.B50]&lt;0.5;1 - [.B50];[.B50])" office:value-type="float" office:value="0.85">
            <text:p>0.85</text:p>
          </table:table-cell>
        </table:table-row>
        <table:table-row table:style-name="ro1">
          <table:table-cell office:value-type="float" office:value="344.4254">
            <text:p>344.4254</text:p>
          </table:table-cell>
          <table:table-cell office:value-type="float" office:value="0.091667">
            <text:p>0.091667</text:p>
          </table:table-cell>
          <table:table-cell table:formula="of:=IF([.B51]&lt;0.5;1 - [.B51];[.B51])" office:value-type="float" office:value="0.908333">
            <text:p>0.908333</text:p>
          </table:table-cell>
        </table:table-row>
        <table:table-row table:style-name="ro1">
          <table:table-cell office:value-type="float" office:value="31.4513">
            <text:p>31.4513</text:p>
          </table:table-cell>
          <table:table-cell office:value-type="float" office:value="0.9">
            <text:p>0.9</text:p>
          </table:table-cell>
          <table:table-cell table:formula="of:=IF([.B52]&lt;0.5;1 - [.B52];[.B52])" office:value-type="float" office:value="0.9">
            <text:p>0.9</text:p>
          </table:table-cell>
        </table:table-row>
        <table:table-row table:style-name="ro1">
          <table:table-cell office:value-type="float" office:value="173.5616">
            <text:p>173.5616</text:p>
          </table:table-cell>
          <table:table-cell office:value-type="float" office:value="0.125">
            <text:p>0.125</text:p>
          </table:table-cell>
          <table:table-cell table:formula="of:=IF([.B53]&lt;0.5;1 - [.B53];[.B53])" office:value-type="float" office:value="0.875">
            <text:p>0.875</text:p>
          </table:table-cell>
        </table:table-row>
        <table:table-row table:style-name="ro1">
          <table:table-cell office:value-type="float" office:value="955.4712">
            <text:p>955.4712</text:p>
          </table:table-cell>
          <table:table-cell office:value-type="float" office:value="0.091667">
            <text:p>0.091667</text:p>
          </table:table-cell>
          <table:table-cell table:formula="of:=IF([.B54]&lt;0.5;1 - [.B54];[.B54])" office:value-type="float" office:value="0.908333">
            <text:p>0.908333</text:p>
          </table:table-cell>
        </table:table-row>
        <table:table-row table:style-name="ro1">
          <table:table-cell office:value-type="float" office:value="19.578">
            <text:p>19.578</text:p>
          </table:table-cell>
          <table:table-cell office:value-type="float" office:value="0.825">
            <text:p>0.825</text:p>
          </table:table-cell>
          <table:table-cell table:formula="of:=IF([.B55]&lt;0.5;1 - [.B55];[.B55])" office:value-type="float" office:value="0.825">
            <text:p>0.825</text:p>
          </table:table-cell>
        </table:table-row>
        <table:table-row table:style-name="ro1">
          <table:table-cell office:value-type="float" office:value="945.8254">
            <text:p>945.8254</text:p>
          </table:table-cell>
          <table:table-cell office:value-type="float" office:value="0.725">
            <text:p>0.725</text:p>
          </table:table-cell>
          <table:table-cell table:formula="of:=IF([.B56]&lt;0.5;1 - [.B56];[.B56])" office:value-type="float" office:value="0.725">
            <text:p>0.725</text:p>
          </table:table-cell>
        </table:table-row>
        <table:table-row table:style-name="ro1">
          <table:table-cell office:value-type="float" office:value="819.5534">
            <text:p>819.5534</text:p>
          </table:table-cell>
          <table:table-cell office:value-type="float" office:value="0.208333">
            <text:p>0.208333</text:p>
          </table:table-cell>
          <table:table-cell table:formula="of:=IF([.B57]&lt;0.5;1 - [.B57];[.B57])" office:value-type="float" office:value="0.791667">
            <text:p>0.791667</text:p>
          </table:table-cell>
        </table:table-row>
        <table:table-row table:style-name="ro1">
          <table:table-cell office:value-type="float" office:value="15.0033">
            <text:p>15.0033</text:p>
          </table:table-cell>
          <table:table-cell office:value-type="float" office:value="0.166667">
            <text:p>0.166667</text:p>
          </table:table-cell>
          <table:table-cell table:formula="of:=IF([.B58]&lt;0.5;1 - [.B58];[.B58])" office:value-type="float" office:value="0.833333">
            <text:p>0.833333</text:p>
          </table:table-cell>
        </table:table-row>
        <table:table-row table:style-name="ro1">
          <table:table-cell office:value-type="float" office:value="394.2905">
            <text:p>394.2905</text:p>
          </table:table-cell>
          <table:table-cell office:value-type="float" office:value="0.091667">
            <text:p>0.091667</text:p>
          </table:table-cell>
          <table:table-cell table:formula="of:=IF([.B59]&lt;0.5;1 - [.B59];[.B59])" office:value-type="float" office:value="0.908333">
            <text:p>0.908333</text:p>
          </table:table-cell>
        </table:table-row>
        <table:table-row table:style-name="ro1">
          <table:table-cell office:value-type="float" office:value="219.1556">
            <text:p>219.1556</text:p>
          </table:table-cell>
          <table:table-cell office:value-type="float" office:value="0.091667">
            <text:p>0.091667</text:p>
          </table:table-cell>
          <table:table-cell table:formula="of:=IF([.B60]&lt;0.5;1 - [.B60];[.B60])" office:value-type="float" office:value="0.908333">
            <text:p>0.908333</text:p>
          </table:table-cell>
        </table:table-row>
        <table:table-row table:style-name="ro1">
          <table:table-cell office:value-type="float" office:value="0.81459">
            <text:p>0.81459</text:p>
          </table:table-cell>
          <table:table-cell office:value-type="float" office:value="0.191667">
            <text:p>0.191667</text:p>
          </table:table-cell>
          <table:table-cell table:formula="of:=IF([.B61]&lt;0.5;1 - [.B61];[.B61])" office:value-type="float" office:value="0.808333">
            <text:p>0.808333</text:p>
          </table:table-cell>
        </table:table-row>
        <table:table-row table:style-name="ro1">
          <table:table-cell office:value-type="float" office:value="2078.7019">
            <text:p>2078.7019</text:p>
          </table:table-cell>
          <table:table-cell office:value-type="float" office:value="0.391667">
            <text:p>0.391667</text:p>
          </table:table-cell>
          <table:table-cell table:formula="of:=IF([.B62]&lt;0.5;1 - [.B62];[.B62])" office:value-type="float" office:value="0.608333">
            <text:p>0.608333</text:p>
          </table:table-cell>
        </table:table-row>
        <table:table-row table:style-name="ro1">
          <table:table-cell office:value-type="float" office:value="50.633">
            <text:p>50.633</text:p>
          </table:table-cell>
          <table:table-cell office:value-type="float" office:value="0.716667">
            <text:p>0.716667</text:p>
          </table:table-cell>
          <table:table-cell table:formula="of:=IF([.B63]&lt;0.5;1 - [.B63];[.B63])" office:value-type="float" office:value="0.716667">
            <text:p>0.716667</text:p>
          </table:table-cell>
        </table:table-row>
        <table:table-row table:style-name="ro1">
          <table:table-cell office:value-type="float" office:value="53.0132">
            <text:p>53.0132</text:p>
          </table:table-cell>
          <table:table-cell office:value-type="float" office:value="0.783333">
            <text:p>0.783333</text:p>
          </table:table-cell>
          <table:table-cell table:formula="of:=IF([.B64]&lt;0.5;1 - [.B64];[.B64])" office:value-type="float" office:value="0.783333">
            <text:p>0.783333</text:p>
          </table:table-cell>
        </table:table-row>
        <table:table-row table:style-name="ro1">
          <table:table-cell office:value-type="float" office:value="8.059">
            <text:p>8.059</text:p>
          </table:table-cell>
          <table:table-cell office:value-type="float" office:value="0.658333">
            <text:p>0.658333</text:p>
          </table:table-cell>
          <table:table-cell table:formula="of:=IF([.B65]&lt;0.5;1 - [.B65];[.B65])" office:value-type="float" office:value="0.658333">
            <text:p>0.658333</text:p>
          </table:table-cell>
        </table:table-row>
        <table:table-row table:style-name="ro1">
          <table:table-cell office:value-type="float" office:value="73.6303">
            <text:p>73.6303</text:p>
          </table:table-cell>
          <table:table-cell office:value-type="float" office:value="0.141667">
            <text:p>0.141667</text:p>
          </table:table-cell>
          <table:table-cell table:formula="of:=IF([.B66]&lt;0.5;1 - [.B66];[.B66])" office:value-type="float" office:value="0.858333">
            <text:p>0.858333</text:p>
          </table:table-cell>
        </table:table-row>
        <table:table-row table:style-name="ro1">
          <table:table-cell office:value-type="float" office:value="239.3362">
            <text:p>239.3362</text:p>
          </table:table-cell>
          <table:table-cell office:value-type="float" office:value="0.7">
            <text:p>0.7</text:p>
          </table:table-cell>
          <table:table-cell table:formula="of:=IF([.B67]&lt;0.5;1 - [.B67];[.B67])" office:value-type="float" office:value="0.7">
            <text:p>0.7</text:p>
          </table:table-cell>
        </table:table-row>
        <table:table-row table:style-name="ro1">
          <table:table-cell office:value-type="float" office:value="4.6864">
            <text:p>4.6864</text:p>
          </table:table-cell>
          <table:table-cell office:value-type="float" office:value="0.108333">
            <text:p>0.108333</text:p>
          </table:table-cell>
          <table:table-cell table:formula="of:=IF([.B68]&lt;0.5;1 - [.B68];[.B68])" office:value-type="float" office:value="0.891667">
            <text:p>0.891667</text:p>
          </table:table-cell>
        </table:table-row>
        <table:table-row table:style-name="ro1">
          <table:table-cell office:value-type="float" office:value="45.6122">
            <text:p>45.6122</text:p>
          </table:table-cell>
          <table:table-cell office:value-type="float" office:value="0.75">
            <text:p>0.75</text:p>
          </table:table-cell>
          <table:table-cell table:formula="of:=IF([.B69]&lt;0.5;1 - [.B69];[.B69])" office:value-type="float" office:value="0.75">
            <text:p>0.75</text:p>
          </table:table-cell>
        </table:table-row>
        <table:table-row table:style-name="ro1">
          <table:table-cell office:value-type="float" office:value="9.3953">
            <text:p>9.3953</text:p>
          </table:table-cell>
          <table:table-cell office:value-type="float" office:value="0.416667">
            <text:p>0.416667</text:p>
          </table:table-cell>
          <table:table-cell table:formula="of:=IF([.B70]&lt;0.5;1 - [.B70];[.B70])" office:value-type="float" office:value="0.583333">
            <text:p>0.583333</text:p>
          </table:table-cell>
        </table:table-row>
        <table:table-row table:style-name="ro1">
          <table:table-cell office:value-type="float" office:value="409.8782">
            <text:p>409.8782</text:p>
          </table:table-cell>
          <table:table-cell office:value-type="float" office:value="0.108333">
            <text:p>0.108333</text:p>
          </table:table-cell>
          <table:table-cell table:formula="of:=IF([.B71]&lt;0.5;1 - [.B71];[.B71])" office:value-type="float" office:value="0.891667">
            <text:p>0.891667</text:p>
          </table:table-cell>
        </table:table-row>
        <table:table-row table:style-name="ro1">
          <table:table-cell office:value-type="float" office:value="836.6206">
            <text:p>836.6206</text:p>
          </table:table-cell>
          <table:table-cell office:value-type="float" office:value="0.083333">
            <text:p>0.083333</text:p>
          </table:table-cell>
          <table:table-cell table:formula="of:=IF([.B72]&lt;0.5;1 - [.B72];[.B72])" office:value-type="float" office:value="0.916667">
            <text:p>0.916667</text:p>
          </table:table-cell>
        </table:table-row>
        <table:table-row table:style-name="ro1">
          <table:table-cell office:value-type="float" office:value="639.4308">
            <text:p>639.4308</text:p>
          </table:table-cell>
          <table:table-cell office:value-type="float" office:value="0.641667">
            <text:p>0.641667</text:p>
          </table:table-cell>
          <table:table-cell table:formula="of:=IF([.B73]&lt;0.5;1 - [.B73];[.B73])" office:value-type="float" office:value="0.641667">
            <text:p>0.641667</text:p>
          </table:table-cell>
        </table:table-row>
        <table:table-row table:style-name="ro1">
          <table:table-cell office:value-type="float" office:value="143.8045">
            <text:p>143.8045</text:p>
          </table:table-cell>
          <table:table-cell office:value-type="float" office:value="0.141667">
            <text:p>0.141667</text:p>
          </table:table-cell>
          <table:table-cell table:formula="of:=IF([.B74]&lt;0.5;1 - [.B74];[.B74])" office:value-type="float" office:value="0.858333">
            <text:p>0.858333</text:p>
          </table:table-cell>
        </table:table-row>
        <table:table-row table:style-name="ro1">
          <table:table-cell office:value-type="float" office:value="1361.4254">
            <text:p>1361.4254</text:p>
          </table:table-cell>
          <table:table-cell office:value-type="float" office:value="0.491667">
            <text:p>0.491667</text:p>
          </table:table-cell>
          <table:table-cell table:formula="of:=IF([.B75]&lt;0.5;1 - [.B75];[.B75])" office:value-type="float" office:value="0.508333">
            <text:p>0.508333</text:p>
          </table:table-cell>
        </table:table-row>
        <table:table-row table:style-name="ro1">
          <table:table-cell office:value-type="float" office:value="175.3713">
            <text:p>175.3713</text:p>
          </table:table-cell>
          <table:table-cell office:value-type="float" office:value="0.116667">
            <text:p>0.116667</text:p>
          </table:table-cell>
          <table:table-cell table:formula="of:=IF([.B76]&lt;0.5;1 - [.B76];[.B76])" office:value-type="float" office:value="0.883333">
            <text:p>0.883333</text:p>
          </table:table-cell>
        </table:table-row>
        <table:table-row table:style-name="ro1">
          <table:table-cell office:value-type="float" office:value="155.8835">
            <text:p>155.8835</text:p>
          </table:table-cell>
          <table:table-cell office:value-type="float" office:value="0.433333">
            <text:p>0.433333</text:p>
          </table:table-cell>
          <table:table-cell table:formula="of:=IF([.B77]&lt;0.5;1 - [.B77];[.B77])" office:value-type="float" office:value="0.566667">
            <text:p>0.566667</text:p>
          </table:table-cell>
        </table:table-row>
        <table:table-row table:style-name="ro1">
          <table:table-cell office:value-type="float" office:value="54.3951">
            <text:p>54.3951</text:p>
          </table:table-cell>
          <table:table-cell office:value-type="float" office:value="0.916667">
            <text:p>0.916667</text:p>
          </table:table-cell>
          <table:table-cell table:formula="of:=IF([.B78]&lt;0.5;1 - [.B78];[.B78])" office:value-type="float" office:value="0.916667">
            <text:p>0.916667</text:p>
          </table:table-cell>
        </table:table-row>
        <table:table-row table:style-name="ro1">
          <table:table-cell office:value-type="float" office:value="2186.6779">
            <text:p>2186.6779</text:p>
          </table:table-cell>
          <table:table-cell office:value-type="float" office:value="0.116667">
            <text:p>0.116667</text:p>
          </table:table-cell>
          <table:table-cell table:formula="of:=IF([.B79]&lt;0.5;1 - [.B79];[.B79])" office:value-type="float" office:value="0.883333">
            <text:p>0.883333</text:p>
          </table:table-cell>
        </table:table-row>
        <table:table-row table:style-name="ro1">
          <table:table-cell office:value-type="float" office:value="18.1195">
            <text:p>18.1195</text:p>
          </table:table-cell>
          <table:table-cell office:value-type="float" office:value="0.7">
            <text:p>0.7</text:p>
          </table:table-cell>
          <table:table-cell table:formula="of:=IF([.B80]&lt;0.5;1 - [.B80];[.B80])" office:value-type="float" office:value="0.7">
            <text:p>0.7</text:p>
          </table:table-cell>
        </table:table-row>
        <table:table-row table:style-name="ro1">
          <table:table-cell office:value-type="float" office:value="91.2179">
            <text:p>91.2179</text:p>
          </table:table-cell>
          <table:table-cell office:value-type="float" office:value="0.491667">
            <text:p>0.491667</text:p>
          </table:table-cell>
          <table:table-cell table:formula="of:=IF([.B81]&lt;0.5;1 - [.B81];[.B81])" office:value-type="float" office:value="0.508333">
            <text:p>0.508333</text:p>
          </table:table-cell>
        </table:table-row>
        <table:table-row table:style-name="ro1">
          <table:table-cell office:value-type="float" office:value="4.8523">
            <text:p>4.8523</text:p>
          </table:table-cell>
          <table:table-cell office:value-type="float" office:value="0.925">
            <text:p>0.925</text:p>
          </table:table-cell>
          <table:table-cell table:formula="of:=IF([.B82]&lt;0.5;1 - [.B82];[.B82])" office:value-type="float" office:value="0.925">
            <text:p>0.925</text:p>
          </table:table-cell>
        </table:table-row>
        <table:table-row table:style-name="ro1">
          <table:table-cell office:value-type="float" office:value="9.23">
            <text:p>9.23</text:p>
          </table:table-cell>
          <table:table-cell office:value-type="float" office:value="0.091667">
            <text:p>0.091667</text:p>
          </table:table-cell>
          <table:table-cell table:formula="of:=IF([.B83]&lt;0.5;1 - [.B83];[.B83])" office:value-type="float" office:value="0.908333">
            <text:p>0.908333</text:p>
          </table:table-cell>
        </table:table-row>
        <table:table-row table:style-name="ro1">
          <table:table-cell office:value-type="float" office:value="401.9915">
            <text:p>401.9915</text:p>
          </table:table-cell>
          <table:table-cell office:value-type="float" office:value="0.641667">
            <text:p>0.641667</text:p>
          </table:table-cell>
          <table:table-cell table:formula="of:=IF([.B84]&lt;0.5;1 - [.B84];[.B84])" office:value-type="float" office:value="0.641667">
            <text:p>0.641667</text:p>
          </table:table-cell>
        </table:table-row>
        <table:table-row table:style-name="ro1">
          <table:table-cell office:value-type="float" office:value="268.9317">
            <text:p>268.9317</text:p>
          </table:table-cell>
          <table:table-cell office:value-type="float" office:value="0.708333">
            <text:p>0.708333</text:p>
          </table:table-cell>
          <table:table-cell table:formula="of:=IF([.B85]&lt;0.5;1 - [.B85];[.B85])" office:value-type="float" office:value="0.708333">
            <text:p>0.708333</text:p>
          </table:table-cell>
        </table:table-row>
        <table:table-row table:style-name="ro1">
          <table:table-cell office:value-type="float" office:value="88.8523">
            <text:p>88.8523</text:p>
          </table:table-cell>
          <table:table-cell office:value-type="float" office:value="0.375">
            <text:p>0.375</text:p>
          </table:table-cell>
          <table:table-cell table:formula="of:=IF([.B86]&lt;0.5;1 - [.B86];[.B86])" office:value-type="float" office:value="0.625">
            <text:p>0.625</text:p>
          </table:table-cell>
        </table:table-row>
        <table:table-row table:style-name="ro1">
          <table:table-cell office:value-type="float" office:value="76.1351">
            <text:p>76.1351</text:p>
          </table:table-cell>
          <table:table-cell office:value-type="float" office:value="0.875">
            <text:p>0.875</text:p>
          </table:table-cell>
          <table:table-cell table:formula="of:=IF([.B87]&lt;0.5;1 - [.B87];[.B87])" office:value-type="float" office:value="0.875">
            <text:p>0.875</text:p>
          </table:table-cell>
        </table:table-row>
        <table:table-row table:style-name="ro1">
          <table:table-cell office:value-type="float" office:value="84.417">
            <text:p>84.417</text:p>
          </table:table-cell>
          <table:table-cell office:value-type="float" office:value="0.108333">
            <text:p>0.108333</text:p>
          </table:table-cell>
          <table:table-cell table:formula="of:=IF([.B88]&lt;0.5;1 - [.B88];[.B88])" office:value-type="float" office:value="0.891667">
            <text:p>0.891667</text:p>
          </table:table-cell>
        </table:table-row>
        <table:table-row table:style-name="ro1">
          <table:table-cell office:value-type="float" office:value="38.7246">
            <text:p>38.7246</text:p>
          </table:table-cell>
          <table:table-cell office:value-type="float" office:value="0.725">
            <text:p>0.725</text:p>
          </table:table-cell>
          <table:table-cell table:formula="of:=IF([.B89]&lt;0.5;1 - [.B89];[.B89])" office:value-type="float" office:value="0.725">
            <text:p>0.725</text:p>
          </table:table-cell>
        </table:table-row>
        <table:table-row table:style-name="ro1">
          <table:table-cell office:value-type="float" office:value="117.9009">
            <text:p>117.9009</text:p>
          </table:table-cell>
          <table:table-cell office:value-type="float" office:value="0.1">
            <text:p>0.1</text:p>
          </table:table-cell>
          <table:table-cell table:formula="of:=IF([.B90]&lt;0.5;1 - [.B90];[.B90])" office:value-type="float" office:value="0.9">
            <text:p>0.9</text:p>
          </table:table-cell>
        </table:table-row>
        <table:table-row table:style-name="ro1">
          <table:table-cell office:value-type="float" office:value="45.0968">
            <text:p>45.0968</text:p>
          </table:table-cell>
          <table:table-cell office:value-type="float" office:value="0.083333">
            <text:p>0.083333</text:p>
          </table:table-cell>
          <table:table-cell table:formula="of:=IF([.B91]&lt;0.5;1 - [.B91];[.B91])" office:value-type="float" office:value="0.916667">
            <text:p>0.916667</text:p>
          </table:table-cell>
        </table:table-row>
        <table:table-row table:style-name="ro1">
          <table:table-cell office:value-type="float" office:value="832.8048">
            <text:p>832.8048</text:p>
          </table:table-cell>
          <table:table-cell office:value-type="float" office:value="0.625">
            <text:p>0.625</text:p>
          </table:table-cell>
          <table:table-cell table:formula="of:=IF([.B92]&lt;0.5;1 - [.B92];[.B92])" office:value-type="float" office:value="0.625">
            <text:p>0.625</text:p>
          </table:table-cell>
        </table:table-row>
        <table:table-row table:style-name="ro1">
          <table:table-cell office:value-type="float" office:value="80.5575">
            <text:p>80.5575</text:p>
          </table:table-cell>
          <table:table-cell office:value-type="float" office:value="0.766667">
            <text:p>0.766667</text:p>
          </table:table-cell>
          <table:table-cell table:formula="of:=IF([.B93]&lt;0.5;1 - [.B93];[.B93])" office:value-type="float" office:value="0.766667">
            <text:p>0.766667</text:p>
          </table:table-cell>
        </table:table-row>
        <table:table-row table:style-name="ro1">
          <table:table-cell office:value-type="float" office:value="538.2469">
            <text:p>538.2469</text:p>
          </table:table-cell>
          <table:table-cell office:value-type="float" office:value="0.541667">
            <text:p>0.541667</text:p>
          </table:table-cell>
          <table:table-cell table:formula="of:=IF([.B94]&lt;0.5;1 - [.B94];[.B94])" office:value-type="float" office:value="0.541667">
            <text:p>0.541667</text:p>
          </table:table-cell>
        </table:table-row>
        <table:table-row table:style-name="ro1">
          <table:table-cell office:value-type="float" office:value="4.4136">
            <text:p>4.4136</text:p>
          </table:table-cell>
          <table:table-cell office:value-type="float" office:value="0.658333">
            <text:p>0.658333</text:p>
          </table:table-cell>
          <table:table-cell table:formula="of:=IF([.B95]&lt;0.5;1 - [.B95];[.B95])" office:value-type="float" office:value="0.658333">
            <text:p>0.658333</text:p>
          </table:table-cell>
        </table:table-row>
        <table:table-row table:style-name="ro1">
          <table:table-cell office:value-type="float" office:value="65.8982">
            <text:p>65.8982</text:p>
          </table:table-cell>
          <table:table-cell office:value-type="float" office:value="0.733333">
            <text:p>0.733333</text:p>
          </table:table-cell>
          <table:table-cell table:formula="of:=IF([.B96]&lt;0.5;1 - [.B96];[.B96])" office:value-type="float" office:value="0.733333">
            <text:p>0.733333</text:p>
          </table:table-cell>
        </table:table-row>
        <table:table-row table:style-name="ro1">
          <table:table-cell office:value-type="float" office:value="2.1694">
            <text:p>2.1694</text:p>
          </table:table-cell>
          <table:table-cell office:value-type="float" office:value="0.625">
            <text:p>0.625</text:p>
          </table:table-cell>
          <table:table-cell table:formula="of:=IF([.B97]&lt;0.5;1 - [.B97];[.B97])" office:value-type="float" office:value="0.625">
            <text:p>0.625</text:p>
          </table:table-cell>
        </table:table-row>
        <table:table-row table:style-name="ro1">
          <table:table-cell office:value-type="float" office:value="634.1868">
            <text:p>634.1868</text:p>
          </table:table-cell>
          <table:table-cell office:value-type="float" office:value="0.808333">
            <text:p>0.808333</text:p>
          </table:table-cell>
          <table:table-cell table:formula="of:=IF([.B98]&lt;0.5;1 - [.B98];[.B98])" office:value-type="float" office:value="0.808333">
            <text:p>0.808333</text:p>
          </table:table-cell>
        </table:table-row>
        <table:table-row table:style-name="ro1">
          <table:table-cell office:value-type="float" office:value="58.5615">
            <text:p>58.5615</text:p>
          </table:table-cell>
          <table:table-cell office:value-type="float" office:value="0.75">
            <text:p>0.75</text:p>
          </table:table-cell>
          <table:table-cell table:formula="of:=IF([.B99]&lt;0.5;1 - [.B99];[.B99])" office:value-type="float" office:value="0.75">
            <text:p>0.75</text:p>
          </table:table-cell>
        </table:table-row>
        <table:table-row table:style-name="ro1">
          <table:table-cell office:value-type="float" office:value="634.1565">
            <text:p>634.1565</text:p>
          </table:table-cell>
          <table:table-cell office:value-type="float" office:value="0.741667">
            <text:p>0.741667</text:p>
          </table:table-cell>
          <table:table-cell table:formula="of:=IF([.B100]&lt;0.5;1 - [.B100];[.B100])" office:value-type="float" office:value="0.741667">
            <text:p>0.741667</text:p>
          </table:table-cell>
        </table:table-row>
        <table:table-row table:style-name="ro1">
          <table:table-cell table:number-columns-repeated="2"/>
          <table:table-cell table:formula="of:=AVERAGE([.C1:.C100])" office:value-type="float" office:value="0.76923763">
            <text:p>0.76923763</text:p>
          </table:table-cell>
        </table:table-row>
        <table:table-row table:style-name="ro1">
          <table:table-cell table:number-columns-repeated="2"/>
          <table:table-cell table:formula="of:=STDEV([.C1:.C100])" office:value-type="float" office:value="0.119437390361802">
            <text:p>0.1194373904</text:p>
          </table:table-cell>
        </table:table-row>
        <table:table-row table:style-name="ro1">
          <table:table-cell table:number-columns-repeated="2"/>
          <table:table-cell table:formula="of:=MAX([.C1:.C100])" office:value-type="float" office:value="0.925">
            <text:p>0.925</text:p>
          </table:table-cell>
        </table:table-row>
        <table:table-row table:style-name="ro1">
          <table:table-cell table:number-columns-repeated="2"/>
          <table:table-cell table:formula="of:=MIN([.C1:.C100])" office:value-type="float" office:value="0.508333">
            <text:p>0.50833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0.010909">
            <text:p>0.010909</text:p>
          </table:table-cell>
        </table:table-row>
        <table:table-row table:style-name="ro1">
          <table:table-cell office:value-type="float" office:value="0.81459">
            <text:p>0.81459</text:p>
          </table:table-cell>
        </table:table-row>
        <table:table-row table:style-name="ro1">
          <table:table-cell office:value-type="float" office:value="2.1694">
            <text:p>2.1694</text:p>
          </table:table-cell>
        </table:table-row>
        <table:table-row table:style-name="ro1">
          <table:table-cell office:value-type="float" office:value="2.4197">
            <text:p>2.4197</text:p>
          </table:table-cell>
        </table:table-row>
        <table:table-row table:style-name="ro1">
          <table:table-cell office:value-type="float" office:value="3.8694">
            <text:p>3.8694</text:p>
          </table:table-cell>
        </table:table-row>
        <table:table-row table:style-name="ro1">
          <table:table-cell office:value-type="float" office:value="4.4136">
            <text:p>4.4136</text:p>
          </table:table-cell>
        </table:table-row>
        <table:table-row table:style-name="ro1">
          <table:table-cell office:value-type="float" office:value="4.6864">
            <text:p>4.6864</text:p>
          </table:table-cell>
        </table:table-row>
        <table:table-row table:style-name="ro1">
          <table:table-cell office:value-type="float" office:value="4.8523">
            <text:p>4.8523</text:p>
          </table:table-cell>
        </table:table-row>
        <table:table-row table:style-name="ro1">
          <table:table-cell office:value-type="float" office:value="5.4062">
            <text:p>5.4062</text:p>
          </table:table-cell>
        </table:table-row>
        <table:table-row table:style-name="ro1">
          <table:table-cell office:value-type="float" office:value="5.4803">
            <text:p>5.4803</text:p>
          </table:table-cell>
        </table:table-row>
        <table:table-row table:style-name="ro1">
          <table:table-cell office:value-type="float" office:value="7.2241">
            <text:p>7.2241</text:p>
          </table:table-cell>
        </table:table-row>
        <table:table-row table:style-name="ro1">
          <table:table-cell office:value-type="float" office:value="7.9341">
            <text:p>7.9341</text:p>
          </table:table-cell>
        </table:table-row>
        <table:table-row table:style-name="ro1">
          <table:table-cell office:value-type="float" office:value="8.059">
            <text:p>8.059</text:p>
          </table:table-cell>
        </table:table-row>
        <table:table-row table:style-name="ro1">
          <table:table-cell office:value-type="float" office:value="9.23">
            <text:p>9.23</text:p>
          </table:table-cell>
        </table:table-row>
        <table:table-row table:style-name="ro1">
          <table:table-cell office:value-type="float" office:value="9.3953">
            <text:p>9.3953</text:p>
          </table:table-cell>
        </table:table-row>
        <table:table-row table:style-name="ro1">
          <table:table-cell office:value-type="float" office:value="15.0033">
            <text:p>15.0033</text:p>
          </table:table-cell>
        </table:table-row>
        <table:table-row table:style-name="ro1">
          <table:table-cell office:value-type="float" office:value="17.0994">
            <text:p>17.0994</text:p>
          </table:table-cell>
        </table:table-row>
        <table:table-row table:style-name="ro1">
          <table:table-cell office:value-type="float" office:value="18.1195">
            <text:p>18.1195</text:p>
          </table:table-cell>
        </table:table-row>
        <table:table-row table:style-name="ro1">
          <table:table-cell office:value-type="float" office:value="19.0232">
            <text:p>19.0232</text:p>
          </table:table-cell>
        </table:table-row>
        <table:table-row table:style-name="ro1">
          <table:table-cell office:value-type="float" office:value="19.578">
            <text:p>19.578</text:p>
          </table:table-cell>
        </table:table-row>
        <table:table-row table:style-name="ro1">
          <table:table-cell office:value-type="float" office:value="28.1147">
            <text:p>28.1147</text:p>
          </table:table-cell>
        </table:table-row>
        <table:table-row table:style-name="ro1">
          <table:table-cell office:value-type="float" office:value="31.4513">
            <text:p>31.4513</text:p>
          </table:table-cell>
        </table:table-row>
        <table:table-row table:style-name="ro1">
          <table:table-cell office:value-type="float" office:value="34.0145">
            <text:p>34.0145</text:p>
          </table:table-cell>
        </table:table-row>
        <table:table-row table:style-name="ro1">
          <table:table-cell office:value-type="float" office:value="34.6339">
            <text:p>34.6339</text:p>
          </table:table-cell>
        </table:table-row>
        <table:table-row table:style-name="ro1">
          <table:table-cell office:value-type="float" office:value="38.7246">
            <text:p>38.7246</text:p>
          </table:table-cell>
        </table:table-row>
        <table:table-row table:style-name="ro1">
          <table:table-cell office:value-type="float" office:value="45.0968">
            <text:p>45.0968</text:p>
          </table:table-cell>
        </table:table-row>
        <table:table-row table:style-name="ro1">
          <table:table-cell office:value-type="float" office:value="45.6122">
            <text:p>45.6122</text:p>
          </table:table-cell>
        </table:table-row>
        <table:table-row table:style-name="ro1">
          <table:table-cell office:value-type="float" office:value="50.633">
            <text:p>50.633</text:p>
          </table:table-cell>
        </table:table-row>
        <table:table-row table:style-name="ro1">
          <table:table-cell office:value-type="float" office:value="53.0132">
            <text:p>53.0132</text:p>
          </table:table-cell>
        </table:table-row>
        <table:table-row table:style-name="ro1">
          <table:table-cell office:value-type="float" office:value="54.3951">
            <text:p>54.3951</text:p>
          </table:table-cell>
        </table:table-row>
        <table:table-row table:style-name="ro1">
          <table:table-cell office:value-type="float" office:value="54.8858">
            <text:p>54.8858</text:p>
          </table:table-cell>
        </table:table-row>
        <table:table-row table:style-name="ro1">
          <table:table-cell office:value-type="float" office:value="57.3915">
            <text:p>57.3915</text:p>
          </table:table-cell>
        </table:table-row>
        <table:table-row table:style-name="ro1">
          <table:table-cell office:value-type="float" office:value="58.1491">
            <text:p>58.1491</text:p>
          </table:table-cell>
        </table:table-row>
        <table:table-row table:style-name="ro1">
          <table:table-cell office:value-type="float" office:value="58.5615">
            <text:p>58.5615</text:p>
          </table:table-cell>
        </table:table-row>
        <table:table-row table:style-name="ro1">
          <table:table-cell office:value-type="float" office:value="65.8982">
            <text:p>65.8982</text:p>
          </table:table-cell>
        </table:table-row>
        <table:table-row table:style-name="ro1">
          <table:table-cell office:value-type="float" office:value="73.6303">
            <text:p>73.6303</text:p>
          </table:table-cell>
        </table:table-row>
        <table:table-row table:style-name="ro1">
          <table:table-cell office:value-type="float" office:value="76.1351">
            <text:p>76.1351</text:p>
          </table:table-cell>
        </table:table-row>
        <table:table-row table:style-name="ro1">
          <table:table-cell office:value-type="float" office:value="79.0564">
            <text:p>79.0564</text:p>
          </table:table-cell>
        </table:table-row>
        <table:table-row table:style-name="ro1">
          <table:table-cell office:value-type="float" office:value="80.5575">
            <text:p>80.5575</text:p>
          </table:table-cell>
        </table:table-row>
        <table:table-row table:style-name="ro1">
          <table:table-cell office:value-type="float" office:value="83.0457">
            <text:p>83.0457</text:p>
          </table:table-cell>
        </table:table-row>
        <table:table-row table:style-name="ro1">
          <table:table-cell office:value-type="float" office:value="84.417">
            <text:p>84.417</text:p>
          </table:table-cell>
        </table:table-row>
        <table:table-row table:style-name="ro1">
          <table:table-cell office:value-type="float" office:value="87.0373">
            <text:p>87.0373</text:p>
          </table:table-cell>
        </table:table-row>
        <table:table-row table:style-name="ro1">
          <table:table-cell office:value-type="float" office:value="88.8523">
            <text:p>88.8523</text:p>
          </table:table-cell>
        </table:table-row>
        <table:table-row table:style-name="ro1">
          <table:table-cell office:value-type="float" office:value="91.2179">
            <text:p>91.2179</text:p>
          </table:table-cell>
        </table:table-row>
        <table:table-row table:style-name="ro1">
          <table:table-cell office:value-type="float" office:value="94.4369">
            <text:p>94.4369</text:p>
          </table:table-cell>
        </table:table-row>
        <table:table-row table:style-name="ro1">
          <table:table-cell office:value-type="float" office:value="100.6432">
            <text:p>100.6432</text:p>
          </table:table-cell>
        </table:table-row>
        <table:table-row table:style-name="ro1">
          <table:table-cell office:value-type="float" office:value="105.0855">
            <text:p>105.0855</text:p>
          </table:table-cell>
        </table:table-row>
        <table:table-row table:style-name="ro1">
          <table:table-cell office:value-type="float" office:value="105.7534">
            <text:p>105.7534</text:p>
          </table:table-cell>
        </table:table-row>
        <table:table-row table:style-name="ro1">
          <table:table-cell office:value-type="float" office:value="106.071">
            <text:p>106.071</text:p>
          </table:table-cell>
        </table:table-row>
        <table:table-row table:style-name="ro1">
          <table:table-cell office:value-type="float" office:value="117.9009">
            <text:p>117.9009</text:p>
          </table:table-cell>
        </table:table-row>
        <table:table-row table:style-name="ro1">
          <table:table-cell office:value-type="float" office:value="118.9534">
            <text:p>118.9534</text:p>
          </table:table-cell>
        </table:table-row>
        <table:table-row table:style-name="ro1">
          <table:table-cell office:value-type="float" office:value="143.8045">
            <text:p>143.8045</text:p>
          </table:table-cell>
        </table:table-row>
        <table:table-row table:style-name="ro1">
          <table:table-cell office:value-type="float" office:value="144.4121">
            <text:p>144.4121</text:p>
          </table:table-cell>
        </table:table-row>
        <table:table-row table:style-name="ro1">
          <table:table-cell office:value-type="float" office:value="147.9581">
            <text:p>147.9581</text:p>
          </table:table-cell>
        </table:table-row>
        <table:table-row table:style-name="ro1">
          <table:table-cell office:value-type="float" office:value="151.2993">
            <text:p>151.2993</text:p>
          </table:table-cell>
        </table:table-row>
        <table:table-row table:style-name="ro1">
          <table:table-cell office:value-type="float" office:value="152.3578">
            <text:p>152.3578</text:p>
          </table:table-cell>
        </table:table-row>
        <table:table-row table:style-name="ro1">
          <table:table-cell office:value-type="float" office:value="155.8835">
            <text:p>155.8835</text:p>
          </table:table-cell>
        </table:table-row>
        <table:table-row table:style-name="ro1">
          <table:table-cell office:value-type="float" office:value="173.5616">
            <text:p>173.5616</text:p>
          </table:table-cell>
        </table:table-row>
        <table:table-row table:style-name="ro1">
          <table:table-cell office:value-type="float" office:value="175.3713">
            <text:p>175.3713</text:p>
          </table:table-cell>
        </table:table-row>
        <table:table-row table:style-name="ro1">
          <table:table-cell office:value-type="float" office:value="197.273">
            <text:p>197.273</text:p>
          </table:table-cell>
        </table:table-row>
        <table:table-row table:style-name="ro1">
          <table:table-cell office:value-type="float" office:value="201.1266">
            <text:p>201.1266</text:p>
          </table:table-cell>
        </table:table-row>
        <table:table-row table:style-name="ro1">
          <table:table-cell office:value-type="float" office:value="214.0317">
            <text:p>214.0317</text:p>
          </table:table-cell>
        </table:table-row>
        <table:table-row table:style-name="ro1">
          <table:table-cell office:value-type="float" office:value="219.1556">
            <text:p>219.1556</text:p>
          </table:table-cell>
        </table:table-row>
        <table:table-row table:style-name="ro1">
          <table:table-cell office:value-type="float" office:value="227.9706">
            <text:p>227.9706</text:p>
          </table:table-cell>
        </table:table-row>
        <table:table-row table:style-name="ro1">
          <table:table-cell office:value-type="float" office:value="239.3362">
            <text:p>239.3362</text:p>
          </table:table-cell>
        </table:table-row>
        <table:table-row table:style-name="ro1">
          <table:table-cell office:value-type="float" office:value="256.0358">
            <text:p>256.0358</text:p>
          </table:table-cell>
        </table:table-row>
        <table:table-row table:style-name="ro1">
          <table:table-cell office:value-type="float" office:value="268.9317">
            <text:p>268.9317</text:p>
          </table:table-cell>
        </table:table-row>
        <table:table-row table:style-name="ro1">
          <table:table-cell office:value-type="float" office:value="291.8733">
            <text:p>291.8733</text:p>
          </table:table-cell>
        </table:table-row>
        <table:table-row table:style-name="ro1">
          <table:table-cell office:value-type="float" office:value="344.4254">
            <text:p>344.4254</text:p>
          </table:table-cell>
        </table:table-row>
        <table:table-row table:style-name="ro1">
          <table:table-cell office:value-type="float" office:value="361.1565">
            <text:p>361.1565</text:p>
          </table:table-cell>
        </table:table-row>
        <table:table-row table:style-name="ro1">
          <table:table-cell office:value-type="float" office:value="361.4808">
            <text:p>361.4808</text:p>
          </table:table-cell>
        </table:table-row>
        <table:table-row table:style-name="ro1">
          <table:table-cell office:value-type="float" office:value="373.7246">
            <text:p>373.7246</text:p>
          </table:table-cell>
        </table:table-row>
        <table:table-row table:style-name="ro1">
          <table:table-cell office:value-type="float" office:value="394.2905">
            <text:p>394.2905</text:p>
          </table:table-cell>
        </table:table-row>
        <table:table-row table:style-name="ro1">
          <table:table-cell office:value-type="float" office:value="399.0707">
            <text:p>399.0707</text:p>
          </table:table-cell>
        </table:table-row>
        <table:table-row table:style-name="ro1">
          <table:table-cell office:value-type="float" office:value="401.9915">
            <text:p>401.9915</text:p>
          </table:table-cell>
        </table:table-row>
        <table:table-row table:style-name="ro1">
          <table:table-cell office:value-type="float" office:value="409.8782">
            <text:p>409.8782</text:p>
          </table:table-cell>
        </table:table-row>
        <table:table-row table:style-name="ro1">
          <table:table-cell office:value-type="float" office:value="413.1793">
            <text:p>413.1793</text:p>
          </table:table-cell>
        </table:table-row>
        <table:table-row table:style-name="ro1">
          <table:table-cell office:value-type="float" office:value="439.3085">
            <text:p>439.3085</text:p>
          </table:table-cell>
        </table:table-row>
        <table:table-row table:style-name="ro1">
          <table:table-cell office:value-type="float" office:value="452.118">
            <text:p>452.118</text:p>
          </table:table-cell>
        </table:table-row>
        <table:table-row table:style-name="ro1">
          <table:table-cell office:value-type="float" office:value="458.8608">
            <text:p>458.8608</text:p>
          </table:table-cell>
        </table:table-row>
        <table:table-row table:style-name="ro1">
          <table:table-cell office:value-type="float" office:value="514.7514">
            <text:p>514.7514</text:p>
          </table:table-cell>
        </table:table-row>
        <table:table-row table:style-name="ro1">
          <table:table-cell office:value-type="float" office:value="535.4039">
            <text:p>535.4039</text:p>
          </table:table-cell>
        </table:table-row>
        <table:table-row table:style-name="ro1">
          <table:table-cell office:value-type="float" office:value="538.2469">
            <text:p>538.2469</text:p>
          </table:table-cell>
        </table:table-row>
        <table:table-row table:style-name="ro1">
          <table:table-cell office:value-type="float" office:value="587.9826">
            <text:p>587.9826</text:p>
          </table:table-cell>
        </table:table-row>
        <table:table-row table:style-name="ro1">
          <table:table-cell office:value-type="float" office:value="604.254">
            <text:p>604.254</text:p>
          </table:table-cell>
        </table:table-row>
        <table:table-row table:style-name="ro1">
          <table:table-cell office:value-type="float" office:value="614.3315">
            <text:p>614.3315</text:p>
          </table:table-cell>
        </table:table-row>
        <table:table-row table:style-name="ro1">
          <table:table-cell office:value-type="float" office:value="632.6195">
            <text:p>632.6195</text:p>
          </table:table-cell>
        </table:table-row>
        <table:table-row table:style-name="ro1">
          <table:table-cell office:value-type="float" office:value="634.1565">
            <text:p>634.1565</text:p>
          </table:table-cell>
        </table:table-row>
        <table:table-row table:style-name="ro1">
          <table:table-cell office:value-type="float" office:value="634.1868">
            <text:p>634.1868</text:p>
          </table:table-cell>
        </table:table-row>
        <table:table-row table:style-name="ro1">
          <table:table-cell office:value-type="float" office:value="639.4308">
            <text:p>639.4308</text:p>
          </table:table-cell>
        </table:table-row>
        <table:table-row table:style-name="ro1">
          <table:table-cell office:value-type="float" office:value="709.5291">
            <text:p>709.5291</text:p>
          </table:table-cell>
        </table:table-row>
        <table:table-row table:style-name="ro1">
          <table:table-cell office:value-type="float" office:value="819.5534">
            <text:p>819.5534</text:p>
          </table:table-cell>
        </table:table-row>
        <table:table-row table:style-name="ro1">
          <table:table-cell office:value-type="float" office:value="832.8048">
            <text:p>832.8048</text:p>
          </table:table-cell>
        </table:table-row>
        <table:table-row table:style-name="ro1">
          <table:table-cell office:value-type="float" office:value="836.6206">
            <text:p>836.6206</text:p>
          </table:table-cell>
        </table:table-row>
        <table:table-row table:style-name="ro1">
          <table:table-cell office:value-type="float" office:value="945.8254">
            <text:p>945.8254</text:p>
          </table:table-cell>
        </table:table-row>
        <table:table-row table:style-name="ro1">
          <table:table-cell office:value-type="float" office:value="955.4712">
            <text:p>955.4712</text:p>
          </table:table-cell>
        </table:table-row>
        <table:table-row table:style-name="ro1">
          <table:table-cell office:value-type="float" office:value="1186.1761">
            <text:p>1186.1761</text:p>
          </table:table-cell>
        </table:table-row>
        <table:table-row table:style-name="ro1">
          <table:table-cell office:value-type="float" office:value="1361.4254">
            <text:p>1361.4254</text:p>
          </table:table-cell>
        </table:table-row>
        <table:table-row table:style-name="ro1">
          <table:table-cell office:value-type="float" office:value="2078.7019">
            <text:p>2078.7019</text:p>
          </table:table-cell>
        </table:table-row>
        <table:table-row table:style-name="ro1">
          <table:table-cell office:value-type="float" office:value="2186.6779">
            <text:p>2186.6779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2/11/2014</text:date>, <text:time>12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Abidi</meta:initial-creator>
    <meta:creation-date>2014-10-12T13:33:20</meta:creation-date>
    <dc:date>2014-11-02T12:45:00</dc:date>
    <dc:creator>Syed Abidi</dc:creator>
    <meta:editing-duration>P4DT3H36M28S</meta:editing-duration>
    <meta:editing-cycles>11</meta:editing-cycles>
    <meta:generator>LibreOffice/3.4$Unix LibreOffice_project/340m1$Build-502</meta:generator>
    <meta:document-statistic meta:table-count="3" meta:cell-count="404" meta:object-count="0"/>
  </office:meta>
</office:document-meta>
</file>